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f30d"/>
    </style:style>
    <style:style style:name="P2" style:family="paragraph" style:parent-style-name="Standard">
      <style:text-properties officeooo:rsid="0011f30d" officeooo:paragraph-rsid="00128611"/>
    </style:style>
    <style:style style:name="P3" style:family="paragraph" style:parent-style-name="Standard" style:list-style-name="L1">
      <style:text-properties officeooo:rsid="0011f30d" officeooo:paragraph-rsid="00128611"/>
    </style:style>
    <style:style style:name="P4" style:family="paragraph" style:parent-style-name="Standard" style:list-style-name="L2">
      <style:text-properties officeooo:rsid="0011f30d" officeooo:paragraph-rsid="00128611"/>
    </style:style>
    <style:style style:name="P5" style:family="paragraph" style:parent-style-name="Standard">
      <style:text-properties officeooo:rsid="00150023" officeooo:paragraph-rsid="00150023"/>
    </style:style>
    <style:style style:name="P6" style:family="paragraph" style:parent-style-name="Standard">
      <style:text-properties officeooo:rsid="0016e719" officeooo:paragraph-rsid="0016e71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list xml:id="list3248026327" text:style-name="L2">
        <text:list-item>
          <text:p text:style-name="P4">June 29, 2007</text:p>
        </text:list-item>
        <text:list-item>
          <text:p text:style-name="P4">iPhone (1st Generation): June 29, 2007</text:p>
          <text:p text:style-name="P4"/>
        </text:list-item>
        <text:list-item>
          <text:p text:style-name="P4">3G: July 11, 2008</text:p>
          <text:p text:style-name="P4"/>
        </text:list-item>
        <text:list-item>
          <text:p text:style-name="P4">3GS: June 19, 2009</text:p>
        </text:list-item>
      </text:list>
      <text:list xml:id="list364557656" text:style-name="L1">
        <text:list-header>
          <text:p text:style-name="P3"/>
        </text:list-header>
        <text:list-item>
          <text:p text:style-name="P3">4: June 24, 2010</text:p>
          <text:p text:style-name="P3"/>
        </text:list-item>
        <text:list-item>
          <text:p text:style-name="P3">4S: October 14, 2011</text:p>
          <text:p text:style-name="P3"/>
        </text:list-item>
        <text:list-item>
          <text:p text:style-name="P3">5: September 21, 2012</text:p>
          <text:p text:style-name="P3"/>
        </text:list-item>
        <text:list-item>
          <text:p text:style-name="P3">5C, 5S: September 20, 2013</text:p>
          <text:p text:style-name="P3"/>
        </text:list-item>
        <text:list-item>
          <text:p text:style-name="P3">6 / 6 Plus: September 19, 2014</text:p>
          <text:p text:style-name="P3"/>
        </text:list-item>
        <text:list-item>
          <text:p text:style-name="P3">6S / 6S Plus: September 25, 2015</text:p>
          <text:p text:style-name="P3"/>
        </text:list-item>
        <text:list-item>
          <text:p text:style-name="P3">SE (1st): March 31, 2016</text:p>
        </text:list-item>
        <text:list-item>
          <text:p text:style-name="P3">7 / 7 Plus: September 16, 2016</text:p>
          <text:p text:style-name="P3"/>
        </text:list-item>
        <text:list-item>
          <text:p text:style-name="P3">8 / 8 Plus: September 22, 2017</text:p>
        </text:list-item>
        <text:list-item>
          <text:p text:style-name="P3">X: November 3, 2017</text:p>
        </text:list-item>
        <text:list-item>
          <text:p text:style-name="P3"/>
        </text:list-item>
        <text:list-item>
          <text:p text:style-name="P3">XS / XS Max: September 21, 2018</text:p>
        </text:list-item>
        <text:list-item>
          <text:p text:style-name="P3">XR: October 26, 2018</text:p>
          <text:p text:style-name="P3"/>
        </text:list-item>
        <text:list-item>
          <text:p text:style-name="P3">11 / 11 Pro / 11 Pro Max: September 20, 2019</text:p>
          <text:p text:style-name="P3"/>
        </text:list-item>
        <text:list-item>
          <text:p text:style-name="P3">SE (2nd): April 24, 2020</text:p>
        </text:list-item>
        <text:list-item>
          <text:p text:style-name="P3">12 and 12 Pro: October 23, 2020</text:p>
        </text:list-item>
        <text:list-item>
          <text:p text:style-name="P3">12 Mini and 12 Pro Max: November 13, 2020</text:p>
          <text:p text:style-name="P3"/>
        </text:list-item>
        <text:list-item>
          <text:p text:style-name="P3">13 and 13 Pro: September 24, 2021</text:p>
        </text:list-item>
        <text:list-item>
          <text:p text:style-name="P3">13 Mini and 13 Pro Max: September 24, 2021</text:p>
        </text:list-item>
      </text:list>
      <text:p text:style-name="P2"/>
      <text:p text:style-name="P2"/>
      <text:p text:style-name="P5">My Product Plan</text:p>
      <text:p text:style-name="P5">------------------------------------------------</text:p>
      <text:p text:style-name="P6">1 Month</text:p>
      <text:p text:style-name="P6"/>
      <text:p text:style-name="P6">3Month</text:p>
      <text:p text:style-name="P6"/>
      <text:p text:style-name="P6">6Month</text:p>
      <text:p text:style-name="P6"/>
      <text:p text:style-name="P6">1Ye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30T18:25:18.620000000</dc:date>
    <meta:editing-duration>PT29M26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2" meta:word-count="175" meta:character-count="723" meta:non-whitespace-character-count="612"/>
  </office:meta>
</office:document-meta>
</file>